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Open Sans" fo:font-size="10pt" officeooo:rsid="000645a6" officeooo:paragraph-rsid="000645a6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645a6" officeooo:paragraph-rsid="000645a6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style:text-underline-style="solid" style:text-underline-width="auto" style:text-underline-color="font-color" officeooo:rsid="0008aa6f" officeooo:paragraph-rsid="0008aa6f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645a6" officeooo:paragraph-rsid="000645a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8aa6f" officeooo:paragraph-rsid="0008aa6f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a3588" officeooo:paragraph-rsid="000a3588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645a6" officeooo:paragraph-rsid="000a3588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Open Sans" fo:font-size="10pt" style:text-underline-style="none" officeooo:rsid="000b4d4f" officeooo:paragraph-rsid="000b4d4f" style:font-size-asian="10pt" style:font-size-complex="10pt"/>
    </style:style>
    <style:style style:name="T1" style:family="text">
      <style:text-properties officeooo:rsid="0008aa6f"/>
    </style:style>
    <style:style style:name="T2" style:family="text">
      <style:text-properties officeooo:rsid="000a35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n° </text:p>
      <text:p text:style-name="P1"/>
      <text:p text:style-name="P1">Nom : <text:span text:style-name="T2">Modifier ses informations personnelles</text:span></text:p>
      <text:p text:style-name="P1"/>
      <text:p text:style-name="P1">Acteur(s) : <text:span text:style-name="T2">Utilisateur</text:span></text:p>
      <text:p text:style-name="P1"/>
      <text:p text:style-name="P1">Description : <text:span text:style-name="T2">L’utilisateur doit pouvoir modifier ses informations personnelles</text:span></text:p>
      <text:p text:style-name="P1"/>
      <text:p text:style-name="P1">Auteur :</text:p>
      <text:p text:style-name="P1"/>
      <text:p text:style-name="P1">Date :</text:p>
      <text:p text:style-name="P1"/>
      <text:p text:style-name="P1">Pré-conditions : <text:span text:style-name="T2">L’utilisateur doit être inscrit</text:span></text:p>
      <text:p text:style-name="P1"/>
      <text:p text:style-name="P1">Démarrage : <text:span text:style-name="T2">L’utilisateur s’authentifie et demande la page « Espace personnel »</text:span></text:p>
      <text:p text:style-name="P1"/>
      <text:p text:style-name="P2">Scénario nominal :</text:p>
      <text:p text:style-name="P2"/>
      <text:p text:style-name="P6">1. Le système affiche les données personnelles associée à l’utilisateur</text:p>
      <text:p text:style-name="P6"/>
      <text:p text:style-name="P6">2. L’utilisateur change les données qu’il souhaite (adresse mail, mot de passe, mode de paiement, adresse physique par exemple)</text:p>
      <text:p text:style-name="P6"/>
      <text:p text:style-name="P6">3. L’utilisateur valide</text:p>
      <text:p text:style-name="P6"/>
      <text:p text:style-name="P6">4. Le système vérifie que les nouvelles données sont conformes aux restrictions du formulaire (impératifs lié au mot de passe, formatage de l’adresse mail et physique, informations bancaires valides par exemple)</text:p>
      <text:p text:style-name="P6"/>
      <text:p text:style-name="P6">5. Le système affiche un message de confirmation à l’utilisateur</text:p>
      <text:p text:style-name="P2"/>
      <text:p text:style-name="P2">Scénario <text:span text:style-name="T1">alternatif :</text:span></text:p>
      <text:p text:style-name="P2"/>
      <text:p text:style-name="P6"><text:tab/>2a. L’utilisateur ne modifie aucune information et quitte la page. Fin du scénario.</text:p>
      <text:p text:style-name="P2"/>
      <text:p text:style-name="P3">Scénario d’erreur :</text:p>
      <text:p text:style-name="P3"/>
      <text:p text:style-name="P5"><text:tab/><text:span text:style-name="T2">4a. Les informations ne sont pas conformes, le système affiche un message d’erreur. Retour à <text:tab/>l’étape 1.</text:span></text:p>
      <text:p text:style-name="P5"/>
      <text:p text:style-name="P4">Fin :</text:p>
      <text:p text:style-name="P4"/>
      <text:p text:style-name="P4">Scénario nominal : <text:span text:style-name="T2">L’utilisateur quitte la page après la confirmation par le système que les informations ont été modifiées et enregistrées.</text:span></text:p>
      <text:p text:style-name="P4"/>
      <text:p text:style-name="P7">S<text:span text:style-name="T2">cénario alternatif : <text:s/>L’utilisateur ne modifie aucune information et quitte la page</text:span></text:p>
      <text:p text:style-name="P7"/>
      <text:p text:style-name="P8">Post-conditions : Les informations modifiées ont bien été enregistrées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8T13:25:04.935000000</meta:creation-date>
    <meta:editing-duration>PT8M25S</meta:editing-duration>
    <meta:editing-cycles>5</meta:editing-cycles>
    <meta:generator>LibreOffice/6.3.1.2$Windows_X86_64 LibreOffice_project/b79626edf0065ac373bd1df5c28bd630b4424273</meta:generator>
    <dc:date>2020-05-31T15:07:45.594000000</dc:date>
    <meta:document-statistic meta:table-count="0" meta:image-count="0" meta:object-count="0" meta:page-count="1" meta:paragraph-count="22" meta:word-count="198" meta:character-count="1336" meta:non-whitespace-character-count="1155"/>
  </office:meta>
</office:document-meta>
</file>